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officeooo:rsid="00216212" officeooo:paragraph-rsid="00256d12"/>
    </style:style>
    <style:style style:name="P8" style:family="paragraph" style:parent-style-name="Titulo">
      <style:text-properties fo:font-variant="normal" fo:text-transform="none"/>
    </style:style>
    <style:style style:name="P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72b6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72b6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72b6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b72b6" style:text-blinking="false" fo:background-color="transparent" loext:padding="0cm" loext:border="none"/>
    </style:style>
    <style:style style:name="P13" style:family="paragraph" style:parent-style-name="Text_20_body">
      <style:text-properties fo:color="#336633" loext:opacity="100%" fo:font-size="14pt" style:font-size-asian="14pt" style:font-size-complex="14pt"/>
    </style:style>
    <style:style style:name="P14" style:family="paragraph" style:parent-style-name="Text_20_body">
      <style:text-properties officeooo:rsid="00190700" officeooo:paragraph-rsid="00190700"/>
    </style:style>
    <style:style style:name="P15" style:family="paragraph" style:parent-style-name="Text_20_body">
      <style:text-properties officeooo:rsid="00190700" officeooo:paragraph-rsid="00208f8b"/>
    </style:style>
    <style:style style:name="P16" style:family="paragraph" style:parent-style-name="Text_20_body">
      <style:text-properties officeooo:rsid="00208f8b" officeooo:paragraph-rsid="00208f8b"/>
    </style:style>
    <style:style style:name="P17" style:family="paragraph" style:parent-style-name="Text_20_body">
      <style:text-properties officeooo:rsid="00223555" officeooo:paragraph-rsid="00223555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b72b6" style:font-size-asian="12pt" style:font-size-complex="12pt"/>
    </style:style>
    <style:style style:name="P20" style:family="paragraph" style:parent-style-name="Standard">
      <style:text-properties style:font-name="Calibri" fo:font-size="12pt" officeooo:paragraph-rsid="002b72b6" style:font-size-asian="12pt" style:font-size-complex="12pt"/>
    </style:style>
    <style:style style:name="P21" style:family="paragraph" style:parent-style-name="Standard">
      <style:text-properties style:font-name="Calibri" fo:font-size="12pt" fo:language="en" fo:country="US" officeooo:paragraph-rsid="002b72b6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officeooo:paragraph-rsid="002b72b6" style:font-size-asian="12pt" style:font-size-complex="12pt"/>
    </style:style>
    <style:style style:name="P2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b72b6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b72b6" style:font-size-asian="24pt" style:font-weight-asian="bold" style:font-size-complex="24pt" style:font-weight-complex="bold"/>
    </style:style>
    <style:style style:name="P25" style:family="paragraph" style:parent-style-name="Standard">
      <style:text-properties officeooo:paragraph-rsid="002b72b6"/>
    </style:style>
    <style:style style:name="P26" style:family="paragraph" style:parent-style-name="Standard" style:master-page-name="First_20_Page">
      <style:paragraph-properties style:page-number="auto"/>
      <style:text-properties officeooo:paragraph-rsid="002b72b6"/>
    </style:style>
    <style:style style:name="P27" style:family="paragraph" style:parent-style-name="Standard" style:master-page-name="Index">
      <style:paragraph-properties style:page-number="auto"/>
    </style:style>
    <style:style style:name="P28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c6fe5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b72b6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208f8b"/>
    </style:style>
    <style:style style:name="T15" style:family="text">
      <style:text-properties officeooo:rsid="002a2799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T20" style:family="text">
      <style:text-properties officeooo:rsid="002dc64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6"/>
          <text:p text:style-name="P6"><text:user-field-get text:name="Modulo">Computer Systems</text:user-field-get></text:p>
          <text:p text:style-name="P6">CFGS DAW</text:p>
        </draw:text-box>
      </draw:frame>
      <text:p text:style-name="P26"/>
      <text:p text:style-name="P25"/>
      <text:p text:style-name="P25"/>
      <text:p text:style-name="P25"/>
      <text:p text:style-name="P24"><text:span text:style-name="T7">Computer Systems – </text:span><text:span text:style-name="T8">Activities </text:span><text:span text:style-name="T9">2</text:span><text:span text:style-name="T10"><text:line-break/></text:span><text:span text:style-name="T11">UD </text:span><text:span text:style-name="T12">12</text:span><text:span text:style-name="T11">. </text:span><text:span text:style-name="T12">(EXTRA) </text:span><text:span text:style-name="T16"><text:user-field-get text:name="Tema">Scripting</text:user-field-get></text:span></text:p>
      <text:p text:style-name="P12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10">Sergio García / Alfredo Oltra</text:p>
      <text:p text:style-name="P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23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1">20<text:span text:style-name="T18">22</text:span>/20<text:span text:style-name="T19">2</text:span><text:span text:style-name="T18">3</text:span></text:p>
      <text:p text:style-name="P19"><text:tab/><text:tab/><text:tab/><text:tab/><text:tab/><text:tab/><text:tab/><text:tab/><text:tab/><text:tab/>Versión:<text:date style:data-style-name="N105" text:date-value="2022-07-29T21:17:22.496000044">220729</text:date>.<text:time style:data-style-name="N104" text:time-value="2022-07-29T21:17:22.496000044">2116</text:time></text:p>
      <text:p text:style-name="P20"/>
      <text:p text:style-name="P22"/>
      <text:p text:style-name="P21"/>
      <text:p text:style-name="P21"/>
      <text:p text:style-name="Standard"/>
      <text:p text:style-name="P27"/>
      <text:p text:style-name="P13">Licencia</text:p>
      <text:p text:style-name="Standard"/>
      <text:p text:style-name="P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3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8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8"><text:span text:style-name="T4"> </text:span>Atención. Hace referencia a un tipo de actividad donde los alumnos suelen cometer equivocaciones. </text:p>
      <text:p text:style-name="P18"/>
      <text:p text:style-name="P18"/>
      <text:h text:style-name="Heading_20_1" text:outline-level="1" text:is-list-header="true"/>
      <text:p text:style-name="Standard"/>
      <text:p text:style-name="Standard"/>
      <text:p text:style-name="Standard"/>
      <text:p text:style-name="P28"/>
      <text:p text:style-name="Titulo">UD0<text:user-field-get text:name="NumeroTema">12</text:user-field-get>. <text:user-field-get text:name="Tema">Scripting</text:user-field-get></text:p>
      <text:p text:style-name="P8">Activities <text:span text:style-name="T14">(II)</text:span></text:p>
      <text:p text:style-name="P7">Use forums to ask questions or help your classmates :) Don’t share solutions.</text:p>
      <text:h text:style-name="Heading_20_2" text:outline-level="2">Activity 1</text:h>
      <text:p text:style-name="P15">a) <text:span text:style-name="T14">Create a script that asks a number and checks if that number is prime or not. Remember prime definition </text:span><text:a xlink:type="simple" xlink:href="https://en.wikipedia.org/wiki/Prime_number" text:style-name="Internet_20_link" text:visited-style-name="Visited_20_Internet_20_Link"><text:span text:style-name="T14">https://en.wikipedia.org/wiki/Prime_number</text:span></text:a></text:p>
      <text:p text:style-name="P15">b) Create a script that ask<text:span text:style-name="T14">s</text:span> <text:span text:style-name="T14">a number and calculates its factorial </text:span><text:a xlink:type="simple" xlink:href="https://en.wikipedia.org/wiki/Factorial" text:style-name="Internet_20_link" text:visited-style-name="Visited_20_Internet_20_Link"><text:span text:style-name="T14">https://en.wikipedia.org/wiki/Factorial</text:span></text:a></text:p>
      <text:p text:style-name="P14">c) Create <text:span text:style-name="T14">a script that shows the number of users currently logged in the system.</text:span></text:p>
      <text:p text:style-name="P17"><text:span text:style-name="T5">Tip</text:span>: w or who command and their parameters could be useful to do this script.</text:p>
      <text:p text:style-name="P16">d) Create a scripts that asks an username and shows its home directory. That information should be checked using /etc/passwd file.</text:p>
      <text:p text:style-name="P16">e) We have a file with two columns (name and country) separated by “:” like </text:p>
      <text:p text:style-name="P16">Pedro:Spain</text:p>
      <text:p text:style-name="P16">Juan:Spain</text:p>
      <text:p text:style-name="P16">Mark:Holland</text:p>
      <text:p text:style-name="P16">Vladimir:Russia</text:p>
      <text:p text:style-name="P16">Terry:USA</text:p>
      <text:p text:style-name="P16">We have to create a program that shows only country names. They should be shown <text:span text:style-name="T15">ordered</text:span> descend<text:span text:style-name="T20">a</text:span>nt by its country name.</text:p>
      <text:p text:style-name="P16">If a country appears more than one time, it should be shown only one time.</text:p>
      <text:p text:style-name="P17"><text:span text:style-name="T5">Tip</text:span>: sort command and their parameters could be useful to do this scrip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c6fe5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56M3S</meta:editing-duration>
    <meta:editing-cycles>29</meta:editing-cycles>
    <meta:generator>LibreOffice/7.3.2.2$Windows_X86_64 LibreOffice_project/49f2b1bff42cfccbd8f788c8dc32c1c309559be0</meta:generator>
    <meta:initial-creator>Alfredo Oltra Orengo</meta:initial-creator>
    <dc:date>2022-07-29T21:17:22.306000000</dc:date>
    <meta:print-date>2017-04-16T08:07:47.448000000</meta:print-date>
    <meta:document-statistic meta:table-count="0" meta:image-count="2" meta:object-count="0" meta:page-count="3" meta:paragraph-count="37" meta:word-count="326" meta:character-count="2103" meta:non-whitespace-character-count="1789"/>
  </office:meta>
</office:document-meta>
</file>